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543in"/>
    </style:style>
    <style:style style:name="co3" style:family="table-column">
      <style:table-column-properties fo:break-before="auto" style:column-width="1.0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8"/>
        </table:table-row>
        <table:table-row table:style-name="ro2">
          <table:table-cell office:value-type="string">
            <text:p>import</text:p>
          </table:table-cell>
          <table:table-cell office:value-type="string">
            <text:p>[from]</text:p>
          </table:table-cell>
          <table:table-cell office:value-type="string">
            <text:p>filename</text:p>
          </table:table-cell>
          <table:table-cell office:value-type="string">
            <text:p>[--merge]</text:p>
          </table:table-cell>
          <table:table-cell office:value-type="string">
            <text:p>[--no-repeat]</text:p>
          </table:table-cell>
          <table:table-cell office:value-type="string">
            <text:p>[--test-only]</text:p>
          </table:table-cell>
          <table:table-cell office:value-type="string">
            <text:p>[--assume-yes]</text:p>
          </table:table-cell>
          <table:table-cell office:value-type="string">
            <text:p>[...redis flags]</text:p>
          </table:table-cell>
        </table:table-row>
        <table:table-row table:style-name="ro2">
          <table:table-cell office:value-type="string">
            <text:p>export</text:p>
          </table:table-cell>
          <table:table-cell office:value-type="string">
            <text:p>name</text:p>
          </table:table-cell>
          <table:table-cell office:value-type="string">
            <text:p>[name …]</text:p>
          </table:table-cell>
          <table:table-cell office:value-type="string">
            <text:p>to</text:p>
          </table:table-cell>
          <table:table-cell office:value-type="string">
            <text:p>[filename]</text:p>
          </table:table-cell>
          <table:table-cell office:value-type="string">
            <text:p>[...redis flags]</text:p>
          </table:table-cell>
          <table:table-cell table:number-columns-repeated="2"/>
        </table:table-row>
        <table:table-row table:style-name="ro2">
          <table:table-cell office:value-type="string">
            <text:p>whatis</text:p>
          </table:table-cell>
          <table:table-cell office:value-type="string">
            <text:p>name</text:p>
          </table:table-cell>
          <table:table-cell office:value-type="string">
            <text:p>[name …]</text:p>
          </table:table-cell>
          <table:table-cell office:value-type="string">
            <text:p>[...redis flags]</text:p>
          </table:table-cell>
          <table:table-cell table:number-columns-repeated="4"/>
        </table:table-row>
        <table:table-row table:style-name="ro2">
          <table:table-cell office:value-type="string">
            <text:p>search</text:p>
          </table:table-cell>
          <table:table-cell office:value-type="string">
            <text:p>prefix</text:p>
          </table:table-cell>
          <table:table-cell office:value-type="string">
            <text:p>field</text:p>
          </table:table-cell>
          <table:table-cell office:value-type="string">
            <text:p>text</text:p>
          </table:table-cell>
          <table:table-cell office:value-type="string">
            <text:p>[...redis flags]</text:p>
          </table:table-cell>
          <table:table-cell table:number-columns-repeated="3"/>
        </table:table-row>
        <table:table-row table:style-name="ro2">
          <table:table-cell office:value-type="string">
            <text:p>display</text:p>
          </table:table-cell>
          <table:table-cell office:value-type="string">
            <text:p>prefix</text:p>
          </table:table-cell>
          <table:table-cell office:value-type="string">
            <text:p>name</text:p>
          </table:table-cell>
          <table:table-cell office:value-type="string">
            <text:p>field</text:p>
          </table:table-cell>
          <table:table-cell office:value-type="string">
            <text:p>[...redis flags]</text:p>
          </table:table-cell>
          <table:table-cell table:number-columns-repeated="3"/>
        </table:table-row>
        <table:table-row table:style-name="ro2">
          <table:table-cell office:value-type="string">
            <text:p>change</text:p>
          </table:table-cell>
          <table:table-cell office:value-type="string">
            <text:p>prefix</text:p>
          </table:table-cell>
          <table:table-cell office:value-type="string">
            <text:p>name</text:p>
          </table:table-cell>
          <table:table-cell office:value-type="string">
            <text:p>field</text:p>
          </table:table-cell>
          <table:table-cell office:value-type="string">
            <text:p>new value</text:p>
          </table:table-cell>
          <table:table-cell office:value-type="string">
            <text:p>[...redis flags]</text:p>
          </table:table-cell>
          <table:table-cell table:number-columns-repeated="2"/>
        </table:table-row>
        <table:table-row table:style-name="ro2">
          <table:table-cell office:value-type="string">
            <text:p>dbdiff</text:p>
          </table:table-cell>
          <table:table-cell office:value-type="string">
            <text:p>otherdb</text:p>
          </table:table-cell>
          <table:table-cell office:value-type="string">
            <text:p>[...redis flags]</text:p>
          </table:table-cell>
          <table:table-cell table:number-columns-repeated="5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 </meta:initial-creator>
    <meta:creation-date>2012-08-17T11:54:26</meta:creation-date>
    <dc:date>2012-08-17T11:58:57</dc:date>
    <dc:creator>tom </dc:creator>
    <meta:editing-duration>P0D</meta:editing-duration>
    <meta:editing-cycles>1</meta:editing-cycles>
    <meta:document-statistic meta:table-count="3" meta:cell-count="37" meta:object-count="0"/>
    <meta:generator>LibreOffice/3.5$Linux_X86_64 LibreOffice_project/350m1$Build-2</meta:generator>
  </office:meta>
</office:document-meta>
</file>